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objectwithoutfill">
      <style:graphic-properties svg:stroke-width="0.203cm" svg:stroke-color="#00a933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3" style:family="graphic" style:parent-style-name="objectwithoutfill">
      <style:graphic-properties svg:stroke-width="0.203cm" svg:stroke-color="#ffff00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width="0.152cm" svg:stroke-color="#ff4000" draw:marker-start-width="0.427cm" draw:marker-end-width="0.427cm" draw:fill-color="#ff7b59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6" style:family="graphic" style:parent-style-name="standard">
      <style:graphic-properties draw:stroke="dash" draw:stroke-dash="Dot" svg:stroke-width="0.152cm" svg:stroke-color="#ff8000" draw:marker-start-width="0.427cm" draw:marker-end-width="0.427cm" svg:stroke-linecap="butt" draw:fill-color="#ff8000" draw:opacity="0%" draw:textarea-horizontal-align="justify" draw:textarea-vertical-align="middle" draw:auto-grow-height="false" fo:min-height="8.005cm" fo:min-width="4.58cm" fo:padding-top="0.2cm" fo:padding-bottom="0.2cm" fo:padding-left="0.325cm" fo:padding-right="0.325cm" draw:shadow-opacity="0%" loext:decorative="false"/>
    </style:style>
    <style:style style:name="gr7" style:family="graphic" style:parent-style-name="standard">
      <style:graphic-properties draw:stroke="dash" draw:stroke-dash="Dot" svg:stroke-width="0.152cm" svg:stroke-color="#ff8000" draw:marker-start-width="0.427cm" draw:marker-end-width="0.427cm" svg:stroke-linecap="butt" draw:fill-color="#ff8000" draw:opacity="0%" draw:textarea-horizontal-align="justify" draw:textarea-vertical-align="middle" draw:auto-grow-height="false" fo:min-height="4.48cm" fo:min-width="5.4cm" fo:padding-top="0.2cm" fo:padding-bottom="0.2cm" fo:padding-left="0.325cm" fo:padding-right="0.325cm" draw:shadow-opacity="0%" loext:decorative="false"/>
    </style:style>
    <style:style style:name="gr8" style:family="graphic" style:parent-style-name="standard">
      <style:graphic-properties draw:stroke="dash" draw:stroke-dash="Dot" svg:stroke-width="0.152cm" svg:stroke-color="#ff8000" draw:marker-start-width="0.427cm" draw:marker-end-width="0.427cm" svg:stroke-linecap="butt" draw:fill-color="#ff8000" draw:opacity="0%" draw:textarea-horizontal-align="justify" draw:textarea-vertical-align="middle" draw:auto-grow-height="false" fo:min-height="1.765cm" fo:min-width="4.975cm" fo:padding-top="0.2cm" fo:padding-bottom="0.2cm" fo:padding-left="0.325cm" fo:padding-right="0.325cm" draw:shadow-opacity="0%" loext:decorative="false"/>
    </style:style>
    <style:style style:name="gr9" style:family="graphic" style:parent-style-name="standard">
      <style:graphic-properties draw:stroke="dash" draw:stroke-dash="Dot" svg:stroke-width="0.152cm" svg:stroke-color="#ff8000" draw:marker-start-width="0.427cm" draw:marker-end-width="0.427cm" svg:stroke-linecap="butt" draw:fill-color="#ff8000" draw:opacity="0%" draw:textarea-horizontal-align="justify" draw:textarea-vertical-align="middle" draw:auto-grow-height="false" fo:min-height="1.765cm" fo:min-width="1.7cm" fo:padding-top="0.2cm" fo:padding-bottom="0.2cm" fo:padding-left="0.325cm" fo:padding-right="0.325cm" draw:shadow-opacity="0%" loext:decorative="false"/>
    </style:style>
    <style:style style:name="gr10" style:family="graphic">
      <style:graphic-properties style:protect="size" loext:decorative="false"/>
    </style:style>
    <style:style style:name="gr11" style:family="graphic" style:parent-style-name="standard">
      <style:graphic-properties svg:stroke-width="0.152cm" svg:stroke-color="#ff0000" draw:marker-start-width="0.427cm" draw:marker-end-width="0.427cm" draw:fill-color="#ffa6a6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203cm" svg:stroke-color="#2a6099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13" style:family="graphic" style:parent-style-name="standard">
      <style:graphic-properties svg:stroke-width="0.152cm" svg:stroke-color="#ff4000" draw:marker-start-width="0.427cm" draw:marker-end-width="0.427cm" draw:fill-color="#ff7b59" draw:textarea-horizontal-align="justify" draw:textarea-vertical-align="middle" draw:auto-grow-height="false" fo:min-height="0.29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29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152cm" svg:stroke-color="#00a933" draw:marker-start-width="0.427cm" draw:marker-end-width="0.427cm" draw:fill-color="#afd095" draw:textarea-horizontal-align="justify" draw:textarea-vertical-align="middle" draw:auto-grow-height="false" fo:min-height="0.291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291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152cm" svg:stroke-color="#00a933" draw:marker-start-width="0.427cm" draw:marker-end-width="0.427cm" draw:fill-color="#afd095" draw:textarea-horizontal-align="justify" draw:textarea-vertical-align="middle" draw:auto-grow-height="false" fo:min-height="0.29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152cm" svg:stroke-color="#bf0041" draw:marker-start-width="0.427cm" draw:marker-end-width="0.427cm" draw:fill-color="#bf819e" draw:textarea-horizontal-align="justify" draw:textarea-vertical-align="middle" draw:auto-grow-height="false" fo:min-height="0.29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gr19" style:family="graphic" style:parent-style-name="standard">
      <style:graphic-properties draw:stroke="dash" draw:stroke-dash="Dot" svg:stroke-width="0.102cm" svg:stroke-color="#ff0000" draw:marker-start-width="0.352cm" draw:marker-end-width="0.352cm" svg:stroke-linecap="butt" draw:fill-color="#ff0000" draw:opacity="0%" draw:textarea-horizontal-align="justify" draw:textarea-vertical-align="middle" draw:auto-grow-height="false" fo:min-height="5.985cm" fo:min-width="3.296cm" fo:padding-top="0.175cm" fo:padding-bottom="0.175cm" fo:padding-left="0.3cm" fo:padding-right="0.3cm" draw:shadow-opacity="0%" loext:decorative="false"/>
    </style:style>
    <style:style style:name="gr20" style:family="graphic" style:parent-style-name="standard">
      <style:graphic-properties draw:stroke="dash" draw:stroke-dash="Dot" svg:stroke-width="0.102cm" svg:stroke-color="#ff0000" draw:marker-start-width="0.352cm" draw:marker-end-width="0.352cm" svg:stroke-linecap="butt" draw:fill-color="#ff8000" draw:opacity="0%" draw:textarea-horizontal-align="justify" draw:textarea-vertical-align="middle" draw:auto-grow-height="false" fo:min-height="3.395cm" fo:min-width="4.04cm" fo:padding-top="0.175cm" fo:padding-bottom="0.175cm" fo:padding-left="0.3cm" fo:padding-right="0.3cm" draw:shadow-opacity="0%" loext:decorative="false"/>
    </style:style>
    <style:style style:name="gr21" style:family="graphic" style:parent-style-name="standard">
      <style:graphic-properties draw:stroke="dash" draw:stroke-dash="Dot" svg:stroke-width="0.102cm" svg:stroke-color="#ff0000" draw:marker-start-width="0.352cm" draw:marker-end-width="0.352cm" svg:stroke-linecap="butt" draw:fill-color="#ff8000" draw:opacity="0%" draw:textarea-horizontal-align="justify" draw:textarea-vertical-align="middle" draw:auto-grow-height="false" fo:min-height="1.311cm" fo:min-width="3.714cm" fo:padding-top="0.175cm" fo:padding-bottom="0.175cm" fo:padding-left="0.3cm" fo:padding-right="0.3cm" draw:shadow-opacity="0%" loext:decorative="false"/>
    </style:style>
    <style:style style:name="gr22" style:family="graphic" style:parent-style-name="standard">
      <style:graphic-properties draw:stroke="dash" draw:stroke-dash="Dot" svg:stroke-width="0.102cm" svg:stroke-color="#ff0000" draw:marker-start-width="0.352cm" draw:marker-end-width="0.352cm" svg:stroke-linecap="butt" draw:fill-color="#ff8000" draw:opacity="0%" draw:textarea-horizontal-align="justify" draw:textarea-vertical-align="middle" draw:auto-grow-height="false" fo:min-height="1.311cm" fo:min-width="1.203cm" fo:padding-top="0.175cm" fo:padding-bottom="0.175cm" fo:padding-left="0.3cm" fo:padding-right="0.3cm" draw:shadow-opacity="0%" loext:decorative="false"/>
    </style:style>
    <style:style style:name="gr23" style:family="graphic" style:parent-style-name="standard">
      <style:graphic-properties draw:stroke="dash" draw:stroke-dash="Dot" svg:stroke-width="0.102cm" svg:stroke-color="#2a6099" draw:marker-start-width="0.352cm" draw:marker-end-width="0.352cm" svg:stroke-linecap="butt" draw:fill-color="#ff8000" draw:opacity="0%" draw:textarea-horizontal-align="justify" draw:textarea-vertical-align="middle" draw:auto-grow-height="false" fo:min-height="1.034cm" fo:min-width="0.764cm" fo:padding-top="0.175cm" fo:padding-bottom="0.175cm" fo:padding-left="0.3cm" fo:padding-right="0.3cm" draw:shadow-opacity="0%" loext:decorative="false"/>
    </style:style>
    <style:style style:name="gr24" style:family="graphic" style:parent-style-name="standard">
      <style:graphic-properties draw:stroke="dash" draw:stroke-dash="Dot" svg:stroke-width="0.102cm" svg:stroke-color="#2a6099" draw:marker-start-width="0.352cm" draw:marker-end-width="0.352cm" svg:stroke-linecap="butt" draw:fill-color="#ff8000" draw:opacity="0%" draw:textarea-horizontal-align="justify" draw:textarea-vertical-align="middle" draw:auto-grow-height="false" fo:min-height="1.034cm" fo:min-width="0.763cm" fo:padding-top="0.175cm" fo:padding-bottom="0.175cm" fo:padding-left="0.3cm" fo:padding-right="0.3cm" draw:shadow-opacity="0%" loext:decorative="false"/>
    </style:style>
    <style:style style:name="gr25" style:family="graphic" style:parent-style-name="standard">
      <style:graphic-properties draw:stroke="dash" draw:stroke-dash="Dot" svg:stroke-width="0.102cm" svg:stroke-color="#2a6099" draw:marker-start-width="0.352cm" draw:marker-end-width="0.352cm" svg:stroke-linecap="butt" draw:fill-color="#ff8000" draw:opacity="0%" draw:textarea-horizontal-align="justify" draw:textarea-vertical-align="middle" draw:auto-grow-height="false" fo:min-height="1.033cm" fo:min-width="0.764cm" fo:padding-top="0.175cm" fo:padding-bottom="0.175cm" fo:padding-left="0.3cm" fo:padding-right="0.3cm" draw:shadow-opacity="0%" loext:decorative="false"/>
    </style:style>
    <style:style style:name="gr26" style:family="graphic" style:parent-style-name="standard">
      <style:graphic-properties draw:stroke="dash" draw:stroke-dash="Dot" svg:stroke-width="0.102cm" svg:stroke-color="#2a6099" draw:marker-start-width="0.352cm" draw:marker-end-width="0.352cm" svg:stroke-linecap="butt" draw:fill-color="#ff8000" draw:opacity="0%" draw:textarea-horizontal-align="justify" draw:textarea-vertical-align="middle" draw:auto-grow-height="false" fo:min-height="1.989cm" fo:min-width="3.003cm" fo:padding-top="0.175cm" fo:padding-bottom="0.175cm" fo:padding-left="0.3cm" fo:padding-right="0.3cm" draw:shadow-opacity="0%" loext:decorative="false"/>
    </style:style>
    <style:style style:name="gr27" style:family="graphic" style:parent-style-name="standard">
      <style:graphic-properties draw:stroke="dash" draw:stroke-dash="Dot" svg:stroke-width="0.102cm" svg:stroke-color="#00a933" draw:marker-start-width="0.352cm" draw:marker-end-width="0.352cm" svg:stroke-linecap="butt" draw:fill-color="#ff8000" draw:opacity="0%" draw:textarea-horizontal-align="justify" draw:textarea-vertical-align="middle" draw:auto-grow-height="false" fo:min-height="1.015cm" fo:min-width="0.666cm" fo:padding-top="0.175cm" fo:padding-bottom="0.175cm" fo:padding-left="0.3cm" fo:padding-right="0.3cm" draw:shadow-opacity="0%" loext:decorative="false"/>
    </style:style>
    <style:style style:name="gr28" style:family="graphic" style:parent-style-name="standard">
      <style:graphic-properties svg:stroke-width="0.152cm" svg:stroke-color="#bf0041" draw:marker-start-width="0.427cm" draw:marker-end-width="0.427cm" draw:fill-color="#bf819e" draw:textarea-horizontal-align="justify" draw:textarea-vertical-align="middle" draw:auto-grow-height="false" fo:min-height="0.291cm" fo:min-width="0.04cm" fo:padding-top="0.2cm" fo:padding-bottom="0.2cm" fo:padding-left="0.325cm" fo:padding-right="0.325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ans"/>
    </style:style>
    <style:style style:name="P3" style:family="paragraph">
      <loext:graphic-properties draw:fill-color="#ff7b59"/>
      <style:paragraph-properties fo:text-align="center" style:writing-mode="lr-tb"/>
      <style:text-properties style:font-name="Liberation Sans"/>
    </style:style>
    <style:style style:name="P4" style:family="paragraph">
      <loext:graphic-properties draw:fill-color="#b4c7dc"/>
      <style:paragraph-properties fo:text-align="center" style:writing-mode="lr-tb"/>
      <style:text-properties style:font-name="Liberation Sans"/>
    </style:style>
    <style:style style:name="P5" style:family="paragraph">
      <loext:graphic-properties draw:fill-color="#ff8000" draw:opacity="0%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a6a6"/>
      <style:paragraph-properties fo:text-align="center" style:writing-mode="lr-tb"/>
      <style:text-properties style:font-name="Liberation Sans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style:font-name="Liberation Sans" fo:font-size="18pt"/>
    </style:style>
    <style:style style:name="P10" style:family="paragraph">
      <loext:graphic-properties draw:fill-color="#ff7b59"/>
      <style:paragraph-properties fo:text-align="center" style:writing-mode="lr-tb"/>
      <style:text-properties style:font-name="Liberation Sans" fo:font-size="18pt"/>
    </style:style>
    <style:style style:name="P11" style:family="paragraph">
      <loext:graphic-properties draw:fill-color="#afd095"/>
      <style:paragraph-properties fo:text-align="center" style:writing-mode="lr-tb"/>
      <style:text-properties style:font-name="Liberation Sans"/>
    </style:style>
    <style:style style:name="P12" style:family="paragraph">
      <loext:graphic-properties draw:fill-color="#bf819e"/>
      <style:paragraph-properties fo:text-align="center" style:writing-mode="lr-tb"/>
      <style:text-properties style:font-name="Liberation Sans"/>
    </style:style>
    <style:style style:name="P13" style:family="paragraph">
      <loext:graphic-properties draw:fill-color="#ff0000" draw:opacity="0%"/>
      <style:paragraph-properties fo:text-align="center"/>
    </style:style>
    <style:style style:name="T1" style:family="text">
      <style:text-properties style:font-name="Liberation San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decompose" draw:style-name="dp1" draw:master-page-name="Default" presentation:presentation-page-layout-name="AL1T0">
        <draw:line draw:style-name="gr1" draw:text-style-name="P1" draw:layer="layout" svg:x1="8.891cm" svg:y1="5.891cm" svg:x2="5.716cm" svg:y2="2.715cm">
          <text:p/>
        </draw:line>
        <draw:line draw:style-name="gr2" draw:text-style-name="P1" draw:layer="layout" svg:x1="8.89cm" svg:y1="8.891cm" svg:x2="5.715cm" svg:y2="5.715cm">
          <text:p/>
        </draw:line>
        <draw:line draw:style-name="gr2" draw:text-style-name="P1" draw:layer="layout" svg:x1="8.89cm" svg:y1="8.89cm" svg:x2="8.89cm" svg:y2="5.715cm">
          <text:p/>
        </draw:line>
        <draw:line draw:style-name="gr1" draw:text-style-name="P1" draw:layer="layout" svg:x1="18.54cm" svg:y1="5.916cm" svg:x2="15.366cm" svg:y2="5.917cm">
          <text:p/>
        </draw:line>
        <draw:line draw:style-name="gr3" draw:text-style-name="P1" draw:layer="layout" svg:x1="15.24cm" svg:y1="2.54cm" svg:x2="12.066cm" svg:y2="5.917cm">
          <text:p/>
        </draw:line>
        <draw:line draw:style-name="gr1" draw:text-style-name="P1" draw:layer="layout" svg:x1="12.067cm" svg:y1="5.991cm" svg:x2="12.066cm" svg:y2="2.816cm">
          <text:p/>
        </draw:line>
        <draw:line draw:style-name="gr2" draw:text-style-name="P1" draw:layer="layout" svg:x1="12.14cm" svg:y1="5.916cm" svg:x2="8.966cm" svg:y2="5.917cm">
          <text:p/>
        </draw:line>
        <draw:line draw:style-name="gr1" draw:text-style-name="P1" draw:layer="layout" svg:x1="13.335cm" svg:y1="8.89cm" svg:x2="12.065cm" svg:y2="5.715cm">
          <text:p/>
        </draw:line>
        <draw:line draw:style-name="gr1" draw:text-style-name="P1" draw:layer="layout" svg:x1="15.24cm" svg:y1="5.915cm" svg:x2="12.066cm" svg:y2="5.916cm">
          <text:p/>
        </draw:line>
        <draw:line draw:style-name="gr1" draw:text-style-name="P1" draw:layer="layout" svg:x1="13.335cm" svg:y1="8.89cm" svg:x2="11.43cm" svg:y2="11.43cm">
          <text:p/>
        </draw:line>
        <draw:line draw:style-name="gr1" draw:text-style-name="P1" draw:layer="layout" svg:x1="15.24cm" svg:y1="11.43cm" svg:x2="13.335cm" svg:y2="8.888cm">
          <text:p/>
        </draw:line>
        <draw:custom-shape draw:style-name="gr4" draw:text-style-name="P3" draw:layer="layout" svg:width="1.27cm" svg:height="1.27cm" svg:x="11.43cm" svg:y="5.28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8.255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2.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0.79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4.60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4.605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4.605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1.43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8.006cm" svg:y="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8.255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5.256cm" svg:y="5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5.257cm" svg:y="2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5.08cm" svg:height="8.255cm" svg:x="4.88cm" svg:y="1.8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05cm" svg:height="4.88cm" svg:x="10.46cm" svg:y="7.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5.625cm" svg:height="2.165cm" svg:x="14.16cm" svg:y="4.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35cm" svg:height="2.165cm" svg:x="14.07cm" svg:y="1.64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2.35cm" svg:height="2.165cm" svg:x="10.87cm" svg:y="1.6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entroid" draw:style-name="dp1" draw:master-page-name="Default" presentation:presentation-page-layout-name="AL1T0">
        <draw:line draw:style-name="gr1" draw:text-style-name="P1" draw:layer="layout" svg:x1="18.54cm" svg:y1="5.916cm" svg:x2="15.366cm" svg:y2="5.917cm">
          <text:p/>
        </draw:line>
        <draw:line draw:style-name="gr1" draw:text-style-name="P1" draw:layer="layout" svg:x1="15.24cm" svg:y1="2.54cm" svg:x2="12.066cm" svg:y2="5.917cm">
          <text:p/>
        </draw:line>
        <draw:line draw:style-name="gr1" draw:text-style-name="P1" draw:layer="layout" svg:x1="12.067cm" svg:y1="5.991cm" svg:x2="12.066cm" svg:y2="2.816cm">
          <text:p/>
        </draw:line>
        <draw:line draw:style-name="gr1" draw:text-style-name="P1" draw:layer="layout" svg:x1="12.14cm" svg:y1="5.916cm" svg:x2="8.966cm" svg:y2="5.917cm">
          <text:p/>
        </draw:line>
        <draw:line draw:style-name="gr1" draw:text-style-name="P1" draw:layer="layout" svg:x1="12.066cm" svg:y1="8.89cm" svg:x2="12.065cm" svg:y2="5.715cm">
          <text:p/>
        </draw:line>
        <draw:line draw:style-name="gr1" draw:text-style-name="P1" draw:layer="layout" svg:x1="15.24cm" svg:y1="5.915cm" svg:x2="12.066cm" svg:y2="5.916cm">
          <text:p/>
        </draw:line>
        <draw:line draw:style-name="gr1" draw:text-style-name="P1" draw:layer="layout" svg:x1="12.065cm" svg:y1="8.89cm" svg:x2="10.16cm" svg:y2="11.43cm">
          <text:p/>
        </draw:line>
        <draw:line draw:style-name="gr1" draw:text-style-name="P1" draw:layer="layout" svg:x1="13.97cm" svg:y1="11.43cm" svg:x2="12.065cm" svg:y2="8.888cm">
          <text:p/>
        </draw:line>
        <draw:custom-shape draw:style-name="gr11" draw:text-style-name="P7" draw:layer="layout" svg:width="1.27cm" svg:height="1.27cm" svg:x="11.43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8.255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1.43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9.52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3.33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4.605cm" svg:y="5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4.605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1.43cm" svg:y="2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8.006cm" svg:y="5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2 centroid" draw:style-name="dp1" draw:master-page-name="Default" presentation:presentation-page-layout-name="AL1T0">
        <draw:line draw:style-name="gr1" draw:text-style-name="P1" draw:layer="layout" svg:x1="17.78cm" svg:y1="8.89cm" svg:x2="15.24cm" svg:y2="6.352cm">
          <text:p/>
        </draw:line>
        <draw:line draw:style-name="gr1" draw:text-style-name="P1" draw:layer="layout" svg:x1="17.78cm" svg:y1="3.81cm" svg:x2="15.24cm" svg:y2="6.351cm">
          <text:p/>
        </draw:line>
        <draw:line draw:style-name="gr1" draw:text-style-name="P1" draw:layer="layout" svg:x1="11.43cm" svg:y1="6.352cm" svg:x2="8.89cm" svg:y2="8.89cm">
          <text:p/>
        </draw:line>
        <draw:line draw:style-name="gr1" draw:text-style-name="P1" draw:layer="layout" svg:x1="11.43cm" svg:y1="6.352cm" svg:x2="8.89cm" svg:y2="3.81cm">
          <text:p/>
        </draw:line>
        <draw:line draw:style-name="gr1" draw:text-style-name="P1" draw:layer="layout" svg:x1="11.43cm" svg:y1="6.351cm" svg:x2="15.24cm" svg:y2="6.35cm">
          <text:p/>
        </draw:line>
        <draw:custom-shape draw:style-name="gr11" draw:text-style-name="P7" draw:layer="layout" svg:width="1.27cm" svg:height="1.27cm" svg:x="10.79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27cm" svg:height="1.27cm" svg:x="14.496cm" svg:y="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8.296cm" svg:y="3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6.997cm" svg:y="3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8.297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27cm" svg:height="1.27cm" svg:x="16.998cm" svg:y="8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entroid tree" draw:style-name="dp1" draw:master-page-name="Default" presentation:presentation-page-layout-name="AL1T0">
        <draw:line draw:style-name="gr1" draw:text-style-name="P1" draw:layer="layout" svg:x1="17.637cm" svg:y1="8.685cm" svg:x2="17.637cm" svg:y2="10.79cm">
          <text:p/>
        </draw:line>
        <draw:line draw:style-name="gr1" draw:text-style-name="P1" draw:layer="layout" svg:x1="16.736cm" svg:y1="6.786cm" svg:x2="15.861cm" svg:y2="8.89cm">
          <text:p/>
        </draw:line>
        <draw:line draw:style-name="gr1" draw:text-style-name="P1" draw:layer="layout" svg:x1="16.637cm" svg:y1="6.786cm" svg:x2="17.666cm" svg:y2="8.89cm">
          <text:p/>
        </draw:line>
        <draw:line draw:style-name="gr1" draw:text-style-name="P1" draw:layer="layout" svg:x1="23.735cm" svg:y1="6.786cm" svg:x2="22.86cm" svg:y2="8.89cm">
          <text:p/>
        </draw:line>
        <draw:line draw:style-name="gr1" draw:text-style-name="P1" draw:layer="layout" svg:x1="23.736cm" svg:y1="6.786cm" svg:x2="24.765cm" svg:y2="8.89cm">
          <text:p/>
        </draw:line>
        <draw:line draw:style-name="gr1" draw:text-style-name="P1" draw:layer="layout" svg:x1="26.135cm" svg:y1="6.785cm" svg:x2="26.135cm" svg:y2="8.89cm">
          <text:p/>
        </draw:line>
        <draw:line draw:style-name="gr12" draw:text-style-name="P1" draw:layer="layout" svg:x1="21.384cm" svg:y1="4.395cm" svg:x2="26.035cm" svg:y2="6.985cm">
          <text:p/>
        </draw:line>
        <draw:line draw:style-name="gr12" draw:text-style-name="P1" draw:layer="layout" svg:x1="21.384cm" svg:y1="4.445cm" svg:x2="16.616cm" svg:y2="6.985cm">
          <text:p/>
        </draw:line>
        <draw:line draw:style-name="gr12" draw:text-style-name="P1" draw:layer="layout" svg:x1="21.385cm" svg:y1="4.395cm" svg:x2="21.385cm" svg:y2="6.985cm">
          <text:p/>
        </draw:line>
        <draw:line draw:style-name="gr12" draw:text-style-name="P1" draw:layer="layout" svg:x1="21.384cm" svg:y1="4.395cm" svg:x2="24.13cm" svg:y2="6.985cm">
          <text:p/>
        </draw:line>
        <draw:line draw:style-name="gr12" draw:text-style-name="P1" draw:layer="layout" svg:x1="21.384cm" svg:y1="4.394cm" svg:x2="18.95cm" svg:y2="6.986cm">
          <text:p/>
        </draw:line>
        <draw:line draw:style-name="gr1" draw:text-style-name="P1" draw:layer="layout" svg:x1="4.346cm" svg:y1="5.798cm" svg:x2="1.911cm" svg:y2="3.361cm">
          <text:p/>
        </draw:line>
        <draw:line draw:style-name="gr12" draw:text-style-name="P1" draw:layer="layout" svg:x1="4.345cm" svg:y1="8.1cm" svg:x2="2.244cm" svg:y2="7.125cm">
          <text:p/>
        </draw:line>
        <draw:line draw:style-name="gr12" draw:text-style-name="P1" draw:layer="layout" svg:x1="4.345cm" svg:y1="8.1cm" svg:x2="4.345cm" svg:y2="5.663cm">
          <text:p/>
        </draw:line>
        <draw:line draw:style-name="gr1" draw:text-style-name="P1" draw:layer="layout" svg:x1="11.745cm" svg:y1="5.818cm" svg:x2="9.311cm" svg:y2="5.819cm">
          <text:p/>
        </draw:line>
        <draw:line draw:style-name="gr12" draw:text-style-name="P1" draw:layer="layout" svg:x1="9.215cm" svg:y1="3.227cm" svg:x2="6.781cm" svg:y2="5.819cm">
          <text:p/>
        </draw:line>
        <draw:line draw:style-name="gr1" draw:text-style-name="P1" draw:layer="layout" svg:x1="6.782cm" svg:y1="5.876cm" svg:x2="6.781cm" svg:y2="3.439cm">
          <text:p/>
        </draw:line>
        <draw:line draw:style-name="gr12" draw:text-style-name="P1" draw:layer="layout" svg:x1="6.837cm" svg:y1="5.818cm" svg:x2="4.403cm" svg:y2="5.819cm">
          <text:p/>
        </draw:line>
        <draw:line draw:style-name="gr1" draw:text-style-name="P1" draw:layer="layout" svg:x1="7.754cm" svg:y1="8.1cm" svg:x2="6.78cm" svg:y2="5.663cm">
          <text:p/>
        </draw:line>
        <draw:line draw:style-name="gr1" draw:text-style-name="P1" draw:layer="layout" svg:x1="9.215cm" svg:y1="5.817cm" svg:x2="6.781cm" svg:y2="5.818cm">
          <text:p/>
        </draw:line>
        <draw:line draw:style-name="gr1" draw:text-style-name="P1" draw:layer="layout" svg:x1="7.754cm" svg:y1="8.1cm" svg:x2="6.293cm" svg:y2="10.049cm">
          <text:p/>
        </draw:line>
        <draw:line draw:style-name="gr1" draw:text-style-name="P1" draw:layer="layout" svg:x1="9.215cm" svg:y1="10.05cm" svg:x2="7.754cm" svg:y2="8.099cm">
          <text:p/>
        </draw:line>
        <draw:custom-shape draw:style-name="gr13" draw:text-style-name="P10" draw:layer="layout" svg:width="0.974cm" svg:height="0.974cm" svg:x="6.293cm" svg:y="5.33cm">
          <text:p text:style-name="P9"><text:span text:style-name="T1"/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3.858cm" svg:y="5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7.267cm" svg:y="7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5.806cm" svg:y="9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8.728cm" svg:y="9.5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8.728cm" svg:y="5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4" draw:layer="layout" svg:width="0.974cm" svg:height="0.975cm" svg:x="8.728cm" svg:y="2.8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4" draw:layer="layout" svg:width="0.974cm" svg:height="0.975cm" svg:x="6.293cm" svg:y="2.8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11.336cm" svg:y="5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1" draw:layer="layout" svg:width="0.974cm" svg:height="0.974cm" svg:x="3.858cm" svg:y="7.6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12" draw:layer="layout" svg:width="0.974cm" svg:height="0.974cm" svg:x="1.558cm" svg:y="6.6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1" draw:layer="layout" svg:width="0.974cm" svg:height="0.974cm" svg:x="1.559cm" svg:y="3.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3" draw:layer="layout" svg:width="3.896cm" svg:height="6.335cm" svg:x="1.27cm" svg:y="2.6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5" draw:layer="layout" svg:width="4.64cm" svg:height="3.745cm" svg:x="5.472cm" svg:y="7.2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5" draw:layer="layout" svg:width="4.314cm" svg:height="1.661cm" svg:x="8.386cm" svg:y="4.9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803cm" svg:height="1.661cm" svg:x="8.317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5" draw:layer="layout" svg:width="1.803cm" svg:height="1.661cm" svg:x="5.863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5" draw:layer="layout" svg:width="1.364cm" svg:height="1.384cm" svg:x="11.147cm" svg:y="5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363cm" svg:height="1.384cm" svg:x="5.626cm" svg:y="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5" draw:layer="layout" svg:width="1.363cm" svg:height="1.384cm" svg:x="8.54cm" svg:y="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1.364cm" svg:height="1.383cm" svg:x="1.408cm" svg:y="2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5" draw:layer="layout" svg:width="3.603cm" svg:height="2.339cm" svg:x="1.408cm" svg:y="6.4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5" draw:layer="layout" svg:width="1.266cm" svg:height="1.365cm" svg:x="1.485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974cm" svg:height="0.974cm" svg:x="20.894cm" svg:y="3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16.219cm" svg:y="6.3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18.519cm" svg:y="6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20.92cm" svg:y="6.3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23.22cm" svg:y="6.3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974cm" svg:height="0.974cm" svg:x="25.62cm" svg:y="6.3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25.637cm" svg:y="8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24.238cm" svg:y="8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22.439cm" svg:y="8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17.139cm" svg:y="8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1" draw:layer="layout" svg:width="0.974cm" svg:height="0.975cm" svg:x="15.34cm" svg:y="8.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12" draw:layer="layout" svg:width="0.974cm" svg:height="0.975cm" svg:x="17.139cm" svg:y="10.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1">
          <draw:page-thumbnail draw:style-name="gr10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7:28:41.027723832</meta:creation-date>
    <meta:generator>LibreOffice/24.8.6.2$Linux_X86_64 LibreOffice_project/480$Build-2</meta:generator>
    <dc:date>2025-04-16T19:49:25.026164377</dc:date>
    <meta:editing-duration>PT40M32S</meta:editing-duration>
    <meta:editing-cycles>7</meta:editing-cycles>
    <meta:document-statistic meta:object-count="142"/>
  </office:meta>
</office:document-meta>
</file>